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line-height="150%" fo:text-align="justify" style:justify-single-word="false"/>
      <style:text-properties style:font-name="Liberation Serif" fo:language="en" fo:country="US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language="en" fo:country="US" officeooo:rsid="0019cfaf" officeooo:paragraph-rsid="0019cfaf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 officeooo:rsid="0019cfaf" officeooo:paragraph-rsid="0019cfaf"/>
    </style:style>
    <style:style style:name="P9" style:family="paragraph" style:parent-style-name="Title">
      <style:paragraph-properties fo:line-height="150%" fo:text-align="center" style:justify-single-word="false"/>
      <style:text-properties style:font-name="Liberation Serif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inishel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490_1687053135" text:style-name="Index_20_Link" text:visited-style-name="Index_20_Link">Main loop<text:tab/>1</text:a></text:p>
          <text:p text:style-name="P1"><text:a xlink:type="simple" xlink:href="#__RefHeading___Toc492_1687053135" text:style-name="Index_20_Link" text:visited-style-name="Index_20_Link">Parser<text:tab/>1</text:a></text:p>
          <text:p text:style-name="P1"><text:a xlink:type="simple" xlink:href="#__RefHeading___Toc494_1687053135" text:style-name="Index_20_Link" text:visited-style-name="Index_20_Link">Lexer<text:tab/>1</text:a></text:p>
          <text:p text:style-name="P2"><text:a xlink:type="simple" xlink:href="#__RefHeading___Toc496_1687053135" text:style-name="Index_20_Link" text:visited-style-name="Index_20_Link">Tokens<text:tab/>1</text:a></text:p>
        </text:index-body>
      </text:table-of-content>
      <text:p text:style-name="P6"/>
      <text:p text:style-name="P6"/>
      <text:h text:style-name="P3" text:outline-level="1"><text:bookmark-start text:name="__RefHeading___Toc490_1687053135"/>Main loop<text:bookmark-end text:name="__RefHeading___Toc490_1687053135"/></text:h>
      <text:p text:style-name="P6"/>
      <text:p text:style-name="P6">- scan for commands</text:p>
      <text:p text:style-name="P6">- parse the string into tokens</text:p>
      <text:p text:style-name="P6">- check grammar and syntax</text:p>
      <text:p text:style-name="P6">- produce an error code / output the intended commands</text:p>
      <text:p text:style-name="P6"/>
      <text:h text:style-name="P4" text:outline-level="1"><text:bookmark-start text:name="__RefHeading___Toc492_1687053135"/>Parser<text:bookmark-end text:name="__RefHeading___Toc492_1687053135"/></text:h>
      <text:p text:style-name="P6"/>
      <text:p text:style-name="P6">Look into Abstract Syntax Trees.</text:p>
      <text:p text:style-name="P6"/>
      <text:h text:style-name="P4" text:outline-level="1"><text:bookmark-start text:name="__RefHeading___Toc494_1687053135"/>Lexer<text:bookmark-end text:name="__RefHeading___Toc494_1687053135"/></text:h>
      <text:p text:style-name="P6"/>
      <text:p text:style-name="P6">Breaks the string into tokens.</text:p>
      <text:p text:style-name="P6"/>
      <text:h text:style-name="P5" text:outline-level="2"><text:bookmark-start text:name="__RefHeading___Toc496_1687053135"/>Tokens<text:bookmark-end text:name="__RefHeading___Toc496_1687053135"/></text:h>
      <text:p text:style-name="P7"/>
      <text:p text:style-name="P8">A character or series of characters. Groups characters that are inside quotation marks.</text:p>
      <text:p text:style-name="P8"/>
      <text:h text:style-name="Heading_20_1" text:outline-level="1"><text:soft-page-break/>Functions</text:h>
      <text:p text:style-name="P8"/>
      <text:h text:style-name="Heading_20_2" text:outline-level="2">Readline</text:h>
      <text:p text:style-name="P8"/>
      <text:p text:style-name="P8">Prototype : char *readline (const char *prompt)</text:p>
      <text:p text:style-name="P8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13:13:49.877000000</dc:date>
    <meta:editing-duration>PT6M48S</meta:editing-duration>
    <meta:editing-cycles>1</meta:editing-cycles>
    <meta:document-statistic meta:table-count="0" meta:image-count="0" meta:object-count="0" meta:page-count="2" meta:paragraph-count="20" meta:word-count="75" meta:character-count="429" meta:non-whitespace-character-count="374"/>
    <meta:generator>LibreOffice/7.1.0.3$Windows_X86_64 LibreOffice_project/f6099ecf3d29644b5008cc8f48f42f4a40986e4c</meta:generator>
  </office:meta>
</office:document-meta>
</file>